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 Design Specification Meeting Action Tracker</text:p>
      <text:p text:style-name="Standard"/>
      <text:p text:style-name="P1">Tracker Review/Update Date: <text:span text:style-name="T5">6/3/2013</text:span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duct Design Specification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Hardware Architecture Design </text:p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5/20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Software Architecture Design, Database Design</text:p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3">6/3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20124213451" text:style-name="L1">
              <text:list-item>
                <text:p text:style-name="P5">Use-Cases and User Interface Design</text:p>
              </text:list-item>
            </text:list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6/25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ext:list xml:id="list1714430803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02:48</dc:date>
    <dc:creator>jaipal </dc:creator>
    <meta:editing-duration>PT3H36M33S</meta:editing-duration>
    <meta:editing-cycles>123</meta:editing-cycles>
    <meta:document-statistic meta:table-count="1" meta:image-count="1" meta:object-count="0" meta:page-count="1" meta:paragraph-count="25" meta:word-count="65" meta:character-count="495" meta:non-whitespace-character-count="438"/>
  </office:meta>
</office:document-meta>
</file>